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9.7127083333333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386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s variables utilisées dans les instructions doivent être dans la table des symboles</text:p>
          </table:table-cell>
          <table:table-cell office:value-type="string" table:style-name="ce1">
            <text:p>Julien Rev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fonctions doivent être appelées avec le bon nombre d'arguments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arguments des fonctions doivent être du bon type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bounds des tableaux doivent être rangés par ordre croissant</text:p>
          </table:table-cell>
          <table:table-cell office:value-type="string" table:style-name="ce1">
            <text:p>Did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expressions à gauche et à droite des affectations doivent être du même type (boolean ou integer ou array)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opérateurs arithmétiques se font tous sur des variables de type integer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expressions dans les if sont toutes du type boolean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index statiques d’un tableau sont ils dans les bornes ?</text:p>
          </table:table-cell>
          <table:table-cell office:value-type="string" table:style-name="ce1">
            <text:p>Didi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type de retour des fonctions est-il égal au type de retour attendu ?</text:p>
          </table:table-cell>
          <table:table-cell office:value-type="string" table:style-name="ce1">
            <text:p>Did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érification des types lors des affectations de varia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es index d’un tableau sont ils dans les bonnes dimentions ?</text:p>
          </table:table-cell>
          <table:table-cell office:value-type="string" table:style-name="ce1">
            <text:p>Didier(en c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érification de la range des for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érification des types autour des &lt; et &gt;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idier Duchamp</meta:initial-creator>
    <dc:creator>Didier Duchamp</dc:creator>
    <meta:creation-date>2015-03-19T14:32:49Z</meta:creation-date>
    <dc:date>2015-05-21T17:49:13Z</dc:date>
    <meta:editing-cycles>8</meta:editing-cycles>
    <meta:editing-duration>PT14924S</meta:editing-duration>
  </office:meta>
</office:document-meta>
</file>